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DejaVu Sans1" svg:font-family="'DejaVu Sans'" style:font-family-generic="swiss"/>
    <style:font-face style:name="Courier New" svg:font-family="'Courier New'"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AR PL New Sung" svg:font-family="'AR PL New Sung'"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officeooo:rsid="0018ef0e" officeooo:paragraph-rsid="0018ef0e"/>
    </style:style>
    <style:style style:name="P2" style:family="paragraph" style:parent-style-name="Standard" style:list-style-name="L1">
      <style:paragraph-properties fo:text-align="start" style:justify-single-word="false"/>
      <style:text-properties officeooo:rsid="0018ef0e" officeooo:paragraph-rsid="0018ef0e"/>
    </style:style>
    <style:style style:name="P3" style:family="paragraph" style:parent-style-name="Standard">
      <style:paragraph-properties fo:text-align="center" style:justify-single-word="false"/>
      <style:text-properties fo:font-size="20pt" officeooo:rsid="0018ef0e" officeooo:paragraph-rsid="0018ef0e" style:font-size-asian="20pt" style:font-size-complex="20pt"/>
    </style:style>
    <style:style style:name="P4" style:family="paragraph" style:parent-style-name="Standard" style:list-style-name="L1">
      <style:paragraph-properties fo:text-align="start" style:justify-single-word="false"/>
      <style:text-properties fo:font-weight="bold" officeooo:rsid="0018ef0e" officeooo:paragraph-rsid="0018ef0e" style:font-weight-asian="bold" style:font-weight-complex="bold"/>
    </style:style>
    <style:style style:name="P5" style:family="paragraph" style:parent-style-name="Standard" style:list-style-name="L1">
      <style:paragraph-properties fo:text-align="start" style:justify-single-word="false"/>
      <style:text-properties fo:font-weight="bold" officeooo:rsid="0018ef0e" officeooo:paragraph-rsid="001b5502" style:font-weight-asian="bold" style:font-weight-complex="bold"/>
    </style:style>
    <style:style style:name="P6" style:family="paragraph" style:parent-style-name="Standard" style:list-style-name="L1">
      <style:paragraph-properties fo:text-align="start" style:justify-single-word="false"/>
      <style:text-properties fo:font-weight="bold" officeooo:rsid="001b5502" officeooo:paragraph-rsid="001b5502" style:font-weight-asian="bold" style:font-weight-complex="bold"/>
    </style:style>
    <style:style style:name="P7" style:family="paragraph" style:parent-style-name="Standard" style:list-style-name="L1">
      <style:text-properties fo:font-weight="bold" officeooo:rsid="001f7dbb" officeooo:paragraph-rsid="001b5502" style:font-weight-asian="bold" style:font-weight-complex="bold"/>
    </style:style>
    <style:style style:name="P8" style:family="paragraph" style:parent-style-name="Standard" style:list-style-name="L1">
      <style:text-properties fo:font-weight="bold" officeooo:paragraph-rsid="001b5502" style:font-weight-asian="bold" style:font-weight-complex="bold"/>
    </style:style>
    <style:style style:name="P9" style:family="paragraph" style:parent-style-name="Standard" style:list-style-name="L1">
      <style:text-properties fo:font-weight="bold" officeooo:rsid="002216c4" officeooo:paragraph-rsid="001b5502" style:font-weight-asian="bold" style:font-weight-complex="bold"/>
    </style:style>
    <style:style style:name="P10" style:family="paragraph" style:parent-style-name="Standard" style:list-style-name="L1">
      <style:text-properties fo:font-weight="bold" officeooo:rsid="0022a924" officeooo:paragraph-rsid="001b5502" style:font-weight-asian="bold" style:font-weight-complex="bold"/>
    </style:style>
    <style:style style:name="P11" style:family="paragraph" style:parent-style-name="Standard" style:list-style-name="L4">
      <style:text-properties fo:font-weight="bold" officeooo:paragraph-rsid="001b5502" style:font-weight-asian="bold" style:font-weight-complex="bold"/>
    </style:style>
    <style:style style:name="P12" style:family="paragraph" style:parent-style-name="Standard" style:list-style-name="L5">
      <style:text-properties fo:font-weight="bold" officeooo:paragraph-rsid="001b5502" style:font-weight-asian="bold" style:font-weight-complex="bold"/>
    </style:style>
    <style:style style:name="P13" style:family="paragraph" style:parent-style-name="Standard" style:list-style-name="L1">
      <style:paragraph-properties fo:text-align="start" style:justify-single-word="false"/>
      <style:text-properties officeooo:paragraph-rsid="0018ef0e"/>
    </style:style>
    <style:style style:name="P14" style:family="paragraph" style:parent-style-name="Standard" style:list-style-name="L1">
      <style:paragraph-properties fo:text-align="start" style:justify-single-word="false"/>
      <style:text-properties officeooo:paragraph-rsid="001b5502"/>
    </style:style>
    <style:style style:name="P15" style:family="paragraph" style:parent-style-name="Standard" style:list-style-name="L1">
      <style:paragraph-properties fo:text-align="start" style:justify-single-word="false"/>
      <style:text-properties officeooo:paragraph-rsid="001c7e32"/>
    </style:style>
    <style:style style:name="P16" style:family="paragraph" style:parent-style-name="Standard" style:list-style-name="L2">
      <style:paragraph-properties fo:text-align="start" style:justify-single-word="false"/>
      <style:text-properties officeooo:paragraph-rsid="001b5502"/>
    </style:style>
    <style:style style:name="P17" style:family="paragraph" style:parent-style-name="Standard" style:list-style-name="L3">
      <style:text-properties officeooo:paragraph-rsid="001b5502"/>
    </style:style>
    <style:style style:name="P18" style:family="paragraph" style:parent-style-name="Standard" style:list-style-name="L3">
      <style:text-properties fo:font-weight="normal" officeooo:rsid="0020293f" officeooo:paragraph-rsid="001b5502" style:font-weight-asian="normal" style:font-weight-complex="normal"/>
    </style:style>
    <style:style style:name="P19" style:family="paragraph" style:parent-style-name="Standard" style:list-style-name="L3">
      <style:text-properties fo:font-weight="normal" officeooo:paragraph-rsid="001b5502" style:font-weight-asian="normal" style:font-weight-complex="normal"/>
    </style:style>
    <style:style style:name="P20" style:family="paragraph" style:parent-style-name="Standard" style:list-style-name="L3">
      <style:text-properties fo:font-weight="normal" officeooo:rsid="002216c4" officeooo:paragraph-rsid="001b5502" style:font-weight-asian="normal" style:font-weight-complex="normal"/>
    </style:style>
    <style:style style:name="P21" style:family="paragraph" style:parent-style-name="Standard" style:list-style-name="L1">
      <style:text-properties fo:font-weight="normal" officeooo:rsid="0022a924" officeooo:paragraph-rsid="001b5502" style:font-weight-asian="normal" style:font-weight-complex="normal"/>
    </style:style>
    <style:style style:name="P22" style:family="paragraph" style:parent-style-name="Standard" style:list-style-name="L4">
      <style:text-properties officeooo:paragraph-rsid="001b5502"/>
    </style:style>
    <style:style style:name="P23" style:family="paragraph" style:parent-style-name="Standard" style:list-style-name="L4">
      <style:text-properties fo:font-style="normal" fo:font-weight="normal" officeooo:rsid="0022a924" officeooo:paragraph-rsid="001b5502" style:font-style-asian="normal" style:font-weight-asian="normal" style:font-style-complex="normal" style:font-weight-complex="normal"/>
    </style:style>
    <style:style style:name="P24" style:family="paragraph" style:parent-style-name="Standard" style:list-style-name="L5">
      <style:text-properties fo:font-style="normal" fo:font-weight="normal" officeooo:rsid="0022a924" officeooo:paragraph-rsid="001b5502" style:font-style-asian="normal" style:font-weight-asian="normal" style:font-style-complex="normal" style:font-weight-complex="normal"/>
    </style:style>
    <style:style style:name="P25" style:family="paragraph" style:parent-style-name="Standard" style:list-style-name="L1">
      <style:text-properties fo:font-style="normal" fo:font-weight="bold" officeooo:rsid="0022a924" officeooo:paragraph-rsid="001b5502" style:font-style-asian="normal" style:font-weight-asian="bold" style:font-style-complex="normal" style:font-weight-complex="bold"/>
    </style:style>
    <style:style style:name="P26" style:family="paragraph" style:parent-style-name="Standard" style:list-style-name="L1">
      <style:paragraph-properties fo:text-align="start" style:justify-single-word="false" fo:break-before="page"/>
      <style:text-properties fo:font-weight="bold" officeooo:rsid="0018ef0e" officeooo:paragraph-rsid="0018ef0e" style:font-weight-asian="bold" style:font-weight-complex="bold"/>
    </style:style>
    <style:style style:name="T1" style:family="text">
      <style:text-properties officeooo:rsid="0018ef0e"/>
    </style:style>
    <style:style style:name="T2" style:family="text">
      <style:text-properties officeooo:rsid="001b5502"/>
    </style:style>
    <style:style style:name="T3" style:family="text">
      <style:text-properties fo:font-style="normal" fo:font-weight="normal" officeooo:rsid="0022a924" style:font-style-asian="normal" style:font-weight-asian="normal" style:font-style-complex="normal" style:font-weight-complex="normal"/>
    </style:style>
    <style:style style:name="T4" style:family="text">
      <style:text-properties fo:font-style="normal" fo:font-weight="normal" officeooo:rsid="00246f42" style:font-style-asian="normal" style:font-weight-asian="normal" style:font-style-complex="normal" style:font-weight-complex="normal"/>
    </style:style>
    <style:style style:name="T5" style:family="text">
      <style:text-properties fo:font-style="normal" fo:font-weight="normal" officeooo:rsid="001b5502" style:font-style-asian="normal" style:font-weight-asian="normal" style:font-style-complex="normal" style:font-weight-complex="normal"/>
    </style:style>
    <style:style style:name="T6" style:family="text">
      <style:text-properties officeooo:rsid="001f7dbb"/>
    </style:style>
    <style:style style:name="T7" style:family="text">
      <style:text-properties officeooo:rsid="0020293f"/>
    </style:style>
    <style:style style:name="T8" style:family="text">
      <style:text-properties officeooo:rsid="002216c4"/>
    </style:style>
    <style:style style:name="T9" style:family="text">
      <style:text-properties fo:font-weight="normal" officeooo:rsid="002216c4" style:font-weight-asian="normal" style:font-weight-complex="normal"/>
    </style:style>
    <style:style style:name="T10" style:family="text">
      <style:text-properties fo:font-weight="normal" officeooo:rsid="0022a924" style:font-weight-asian="normal" style:font-weight-complex="normal"/>
    </style:style>
    <style:style style:name="T11" style:family="text">
      <style:text-properties fo:font-weight="normal" officeooo:rsid="0020293f" style:font-weight-asian="normal" style:font-weight-complex="normal"/>
    </style:style>
    <style:style style:name="T12" style:family="text">
      <style:text-properties fo:font-weight="normal" officeooo:rsid="001b5502"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18ef0e" style:font-weight-asian="bold" style:font-weight-complex="bold"/>
    </style:style>
    <style:style style:name="T15" style:family="text">
      <style:text-properties fo:font-weight="bold" officeooo:rsid="001b5502" style:font-weight-asian="bold" style:font-weight-complex="bold"/>
    </style:style>
    <style:style style:name="T16" style:family="text">
      <style:text-properties officeooo:rsid="001c7e32"/>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25in" fo:margin-left="0.2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5in" fo:margin-left="0.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25in" fo:margin-left="0.7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25in" fo:margin-left="1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25in" fo:margin-left="1.2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25in" fo:margin-left="1.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25in" fo:margin-left="1.75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25in" fo:margin-left="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25in" fo:margin-left="2.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25in" fo:margin-left="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Pflichtenheft Sternenhimmel-Puzzle</text:p>
      <text:p text:style-name="P1">Team Brüll, Frings, Lobach, Schlegelmilch, Wenisch</text:p>
      <text:list xml:id="list32428107" text:style-name="L1">
        <text:list-item>
          <text:p text:style-name="P26">Zielbestimmung und Produkteinsatz</text:p>
          <text:list>
            <text:list-item>
              <text:p text:style-name="P4">Ziel und Anwendungsgebiet</text:p>
              <text:p text:style-name="P2">Beim Produkt handelt es sich um eine Computerimplementation des Puzzlespiels „Sternenhimmel“. In diesem Spiel hat der Anwender die Aufgabe auf einem Spielraster unter Zuhilfenahme von Hinweisen Sterne zu finden.<text:line-break/></text:p>
            </text:list-item>
            <text:list-item>
              <text:p text:style-name="P4">Zielgruppe</text:p>
              <text:p text:style-name="P2">Der Anwender sollte im Umgang mit der Maus und der Tastatur an einem der verbreiteten Betriebssysteme vertraut sein. Der Umgang mit dem Spielinterface sollte so intuitiv wie möglich sein, sodass kaum Einarbeitung oder Schulung von Nöten ist.<text:line-break/></text:p>
            </text:list-item>
            <text:list-item>
              <text:p text:style-name="P4">Betriebsbedingungen</text:p>
              <text:p text:style-name="P2">Die Anwendung soll in einer aktuellen Java Umgebung laufen, dadurch kann sie unter jedem Betriebssystem laufen. Ferner sollten mindestens ein Einzelkern Prozessor mit 1GHz, 1GB RAM und 50MB freiem Festplattenplatz vorhanden sein.<text:line-break/><text:line-break/></text:p>
            </text:list-item>
          </text:list>
        </text:list-item>
        <text:list-item>
          <text:p text:style-name="P5">Produktfunktionen</text:p>
          <text:list>
            <text:list-item>
              <text:p text:style-name="P14"><text:span text:style-name="T15">Leistungsumfang</text:span><text:span text:style-name="T2"><text:line-break/>Folgende Funktionen müssen von der Anwendung unterstützt werden:</text:span></text:p>
            </text:list-item>
          </text:list>
        </text:list-item>
      </text:list>
      <text:list xml:id="list32444714" text:style-name="L2">
        <text:list-item>
          <text:list>
            <text:list-item>
              <text:p text:style-name="P16">Rätsel generieren, die vom Spieler gelöst werden können</text:p>
            </text:list-item>
            <text:list-item>
              <text:p text:style-name="P16">Aufzeichnen der Spielzüge und Möglichkeit diese komplett wiederzugeben</text:p>
            </text:list-item>
            <text:list-item>
              <text:p text:style-name="P16">Erkennen eines falschen Zuges des Spielers, Speichern des Zustands</text:p>
            </text:list-item>
            <text:list-item>
              <text:p text:style-name="P16">Möglichkeit einzelne Spielstände zu speichern</text:p>
            </text:list-item>
            <text:list-item>
              <text:p text:style-name="P16">Wiederherstellen eines Zustandes (entweder manuell gespeichert oder Fehler-Zustand)<text:line-break/></text:p>
            </text:list-item>
            <text:list-item>
              <text:p text:style-name="P16">Erstellen von Rätseln durch den Benutzer</text:p>
            </text:list-item>
            <text:list-item>
              <text:p text:style-name="P16">Überprüfung, ob ein erstelltes Spielfeld gültig ist, und ob es eine eindeutige Lösung gibt</text:p>
            </text:list-item>
            <text:list-item>
              <text:p text:style-name="P16">Anzeigen der Fehler bei ungültigem Spielfeld</text:p>
            </text:list-item>
            <text:list-item>
              <text:p text:style-name="P16">Speichern von Entwürfen und fertig erstellten Spielfeldern</text:p>
            </text:list-item>
            <text:list-item>
              <text:p text:style-name="P16">Möglichkeit die Dimensionen des Spielfeldes zu ändern</text:p>
            </text:list-item>
            <text:list-item>
              <text:p text:style-name="P16">Bestimmung eines Schwierigkeitsgrades für ein Rätsel</text:p>
            </text:list-item>
            <text:list-item>
              <text:p text:style-name="P16">Selbsterstellte Rätsel spielen wenn diese gültig und eindeutig lösbar sind<text:line-break/></text:p>
            </text:list-item>
          </text:list>
        </text:list-item>
      </text:list>
      <text:list xml:id="list32495266" text:continue-list="list32428107" text:style-name="L1">
        <text:list-item>
          <text:list>
            <text:list-item>
              <text:p text:style-name="P14"><text:span text:style-name="T13">Erweiterungsmöglichkeiten</text:span><text:line-break/><text:span text:style-name="T1">Wenn schon eine Bewertung der Schwierigkeitsstufe für benutzerdefinierte Rätsel existiert, könnte das Programm auch Rätsel nach einer vorgegebenen Schwierigkeitsstufe erzeugen, die der Spieler dann lösen muss<text:line-break/><text:line-break/></text:span></text:p>
            </text:list-item>
          </text:list>
        </text:list-item>
        <text:list-item>
          <text:p text:style-name="P6">Produktdaten</text:p>
          <text:list>
            <text:list-item>
              <text:p text:style-name="P15"><text:span text:style-name="T13">Benutzerschnittstelle (Ein- und Ausgabedaten)</text:span><text:line-break/>Der Benutzer kann über eine Menüleiste das Programm verwalten. Er kann neue Spiele starten, laden/fortsetzen oder ein aktuelles Spiel speichern, sowie das Programm beenden. Dies geschieht über den Menüreiter „Spiel“. Wählt man ein neues Spiel so öffnet sich eine Auswahl der erstellten Puzzle mit Anzeige des Schwierigkeit<text:span text:style-name="T1">s</text:span>grades. Bei der Auswahl von „Spiel fortsetzen“ öffnet sich eine Auswahl von gesicherten Spielen.<text:line-break/><text:line-break/>Über einen weiteren Menüreiter „Bearbeiten“ lassen sich neue Puzzle erstellen, laden, oder ein aktuell editiertes Puzzle sichern. Über einen Menüpunkt „Puzzle freigeben“ wird das Puzzle zum spielen freigegeben. Erstellt man ein neues Puzzle so erscheint ein Dialog, <text:soft-page-break/>indem man die Größe des Spielfeldes angeben kann. Diese ist nachträglich über einen weiteren Menüpunkt „Größe ändern“ editierbar. Beim Erstellen eines Puzzles werden die Sterne <text:span text:style-name="T16">und Pfeile</text:span> per Mausklick<text:span text:style-name="T16"> (oder Drag- and Drop)</text:span> in das Feld eingetragen – sobald ein Fehler / Regelbruch auftritt wird dieser im Spielfeld angezeigt und der Menüpunkt „Puzzle freigeben“ wird ausgegraut. Puzzle lassen sich mit Eingabe eines Namens sichern – und mit einer Auswahl der gesicherten Puzzles wieder laden.<text:line-break/><text:line-break/>Des <text:span text:style-name="T16">W</text:span>eiteren gibt es einen Menüpunkt „Lösungsweg überprüfen“ welcher die eindeutige Lösbarkeit des Puzzles überprüft. Über einen Dialog bekommt der Benutzer eine Rückmeldung über die Lösbarkeit, sobald das Puzzle lösbar ist wird der Menüpunkt „Puzzle freigegeben“ aktiviert (entgraut). Sollte der Benutzer anschließend Änderungen vornehmen, muss die Lösbarkeit erneut überprüft werden, bevor das Puzzle freigegeben werden kann.<text:line-break/><text:line-break/>Das Spiel lässt sich per Maus bedienen (als Feature auch per Tastatur mit Shortcuts und Pfeiltasten über dem Spielfeld). Mit Linksklick lässt sich ein vermuteter Stern eintragen, <text:span text:style-name="T16">per Rechtsklick kann der Benutzer Felder ohne Sterne ausschließen</text:span>. Macht der Benutzer nun einen Fehler, <text:span text:style-name="T16">kann er über einen „Zurück zum Fehler“-Button zum letzten Korrekten Spielzug zurückkehren</text:span>. Per <text:span text:style-name="T16">Klick des Buttons</text:span> wird der Fehler zurückgesetzt. Hat der Benutzer das Spiel gelöst, so bekommt er eine Rückmeldung (Feature: Mit Anzahl der gebrauchten Züge). Der Benutzer kann mit einem Button Tracking Zwischenspielstände erstellen. Bei Aktivierung des Tracking schalten sich weitere Buttons „Markierung setzen“ und „Zu Markierung zurückkehren“ frei, welcher Schritte zwischenspeichert. Werden nun Schritte zwischengespeichert, so erscheint in einer Statusleiste die Info das an Schritt X zwischengespeichert wurde. Der Benutzer kann in diese Modus frei ausprobieren, ohne das ein „Zurück zum Fehler“ <text:span text:style-name="T16">Button aktiviert ist</text:span>. Möchte er zurück zum letzten Marker so muss der Benutzer den Button „Zu Markierung zurückkehren“ auswählen, welcher nicht ausgegraut ist, wenn ein Marker gesetzt wurde. Über eine Sicherheitsabfrage (Dialog) muss der Benutzer nun bestätigen, dass er zum Marker zurückkehren möchte. Bei Deaktivierung des Trackings werden die Buttons wieder ausgeblendet und der Benutzer befindet sich wieder im normalen Modus. Die Deaktivierung erfolgt über einen weiteren Bestätigungsdialog.<text:line-break/></text:p>
            </text:list-item>
            <text:list-item>
              <text:p text:style-name="P13"><text:span text:style-name="T13">Persistente Date</text:span><text:span text:style-name="T14">n</text:span><text:span text:style-name="T1"><text:line-break/></text:span>Erstellte Puzzles werden serialisiert und somit lokal im Spieleverzeichnis unter /Puzzles als .puz-Dateien abgelegt. Sind Puzzle für das Spielen freigegeben, so werden sie als .spuz-Dateien serialisiert. Aktuelle Spielstände werden als .sav-Dateien in einem /save Verzeichnis abgelegt.<text:line-break/><text:line-break/></text:p>
            </text:list-item>
          </text:list>
        </text:list-item>
        <text:list-item>
          <text:p text:style-name="P7">Qualitätsmaßstäbe und Testverfahren</text:p>
          <text:list>
            <text:list-item>
              <text:p text:style-name="P8"><text:span text:style-name="T6">Ergonomie: </text:span><text:span text:style-name="T7">Kriterium</text:span></text:p>
            </text:list-item>
          </text:list>
        </text:list-item>
      </text:list>
      <text:list xml:id="list32433314" text:style-name="L3">
        <text:list-item>
          <text:list>
            <text:list-item>
              <text:list>
                <text:list-item>
                  <text:p text:style-name="P17"><text:span text:style-name="T11">Programm ist gut sichtbar: es startet im Fenstermodus </text:span><text:span text:style-name="T12">zentriert</text:span><text:span text:style-name="T11"> auf dem Hauptmonitor</text:span></text:p>
                </text:list-item>
                <text:list-item>
                  <text:p text:style-name="P18">einfache Bedienung: die Bedienung erfolgt mit möglichst wenigen Klicks</text:p>
                </text:list-item>
                <text:list-item>
                  <text:p text:style-name="P18">Bedienungsschritte: der nächste Bedienung<text:span text:style-name="T2">s</text:span>schritt ist der, den ein Benutzer als nächsten Bedienschritt erwarten würde</text:p>
                </text:list-item>
                <text:list-item>
                  <text:p text:style-name="P18">Speicherung von Spielständen/Spielerstellungsfortschritt: regelmäßige automatische Speicherung des aktuellen Fortschritts, Ein-Klick-Speicherung durch Benutzer</text:p>
                </text:list-item>
                <text:list-item>
                  <text:p text:style-name="P19"><text:span text:style-name="T7">Spiele</text:span><text:span text:style-name="T8">ntwurf</text:span><text:span text:style-name="T7">: Ein-Klick-Überprüfung auf Einhaltung der Spielregeln</text:span></text:p>
                </text:list-item>
                <text:list-item>
                  <text:p text:style-name="P20">Spielentwurf: stets aktuelle Anzeige, ob der Spielentwurf bereits ein vollwertiges Spiel darstellt</text:p>
                </text:list-item>
                <text:list-item>
                  <text:p text:style-name="P20">Gesamtbedienung: in max. 4 Spielen sollen die Regeln des Spiels ohne lesen des Handbuches einem Spieler klar sein. Danach soll ein eigener Spielentwurf durch den <text:soft-page-break/>Spieler möglich sein</text:p>
                  <text:p text:style-name="P20"/>
                </text:list-item>
              </text:list>
            </text:list-item>
          </text:list>
        </text:list-item>
      </text:list>
      <text:list xml:id="list32500351" text:continue-list="list32495266" text:style-name="L1">
        <text:list-item>
          <text:list>
            <text:list-item>
              <text:p text:style-name="P9">Testverfahren</text:p>
              <text:list>
                <text:list-item>
                  <text:p text:style-name="P8"><text:span text:style-name="T8">White-Box<text:line-break/></text:span><text:span text:style-name="T9">Test des Programm und parallele Durchsicht des Quellcodes Kommentierung auf korrekten internen Ablauf (gleichzeitig Kommentierung beachten)<text:line-break/></text:span></text:p>
                </text:list-item>
                <text:list-item>
                  <text:p text:style-name="P8"><text:span text:style-name="T8">Black-Box<text:line-break/></text:span><text:span text:style-name="T9">Test des Programms aus Bedienersicht </text:span><text:span text:style-name="T10">(währenddessen Überprüfung des Handbuches)</text:span></text:p>
                  <text:list>
                    <text:list-header>
                      <text:p text:style-name="P21"/>
                    </text:list-header>
                  </text:list>
                </text:list-item>
                <text:list-item>
                  <text:p text:style-name="P10">Testfälle</text:p>
                </text:list-item>
              </text:list>
            </text:list-item>
          </text:list>
        </text:list-item>
      </text:list>
      <text:list xml:id="list32433431" text:style-name="L4">
        <text:list-item>
          <text:list>
            <text:list-item>
              <text:list>
                <text:list-item>
                  <text:list>
                    <text:list-item>
                      <text:p text:style-name="P22"><text:span text:style-name="T10">möglichst wenige, </text:span><text:span text:style-name="T3">spezielle Spielentwürfe testen jeden zur Lösung führenden Algorithmus</text:span></text:p>
                    </text:list-item>
                    <text:list-item>
                      <text:p text:style-name="P23">unfertige Spielentwürfe dürfen nicht geladen werden (Hinweis an Benutzer)</text:p>
                    </text:list-item>
                    <text:list-item>
                      <text:p text:style-name="P11"><text:span text:style-name="T3">Programmoberfläche stellt sich so dar, dass beim Spiel und Spielentwurf der </text:span><text:span text:style-name="T5">B</text:span><text:span text:style-name="T3">enutzer möglichst ohne Handbuch sich zurecht findet</text:span></text:p>
                      <text:p text:style-name="P23"/>
                    </text:list-item>
                  </text:list>
                </text:list-item>
              </text:list>
            </text:list-item>
          </text:list>
        </text:list-item>
      </text:list>
      <text:list xml:id="list32489793" text:continue-list="list32500351" text:style-name="L1">
        <text:list-item>
          <text:list>
            <text:list-item>
              <text:list>
                <text:list-item>
                  <text:p text:style-name="P25">Tester</text:p>
                </text:list-item>
              </text:list>
            </text:list-item>
          </text:list>
        </text:list-item>
      </text:list>
      <text:list xml:id="list32439421" text:style-name="L5">
        <text:list-item>
          <text:list>
            <text:list-item>
              <text:list>
                <text:list-item>
                  <text:list>
                    <text:list-item>
                      <text:p text:style-name="P24">bis zur ersten vollständigen Version testet das Projektteam als möglichst ahnungsloser Benutzer</text:p>
                    </text:list-item>
                    <text:list-item>
                      <text:p text:style-name="P24">es folgen Tests durch Tester, die das Spiel nicht kennen, ein Projektmitglied sitzt dem Test notizführend bei, um eine holprige Bedienung oder Fehler eindeutig zu identifizieren</text:p>
                    </text:list-item>
                    <text:list-item>
                      <text:p text:style-name="P12"><text:span text:style-name="T3">finale Tests (“Spiel fertig zur Auslieferung”) werden von Personen durchgeführt, die selten einen PC bedienen (ebenfalls sitzt ein Projektmitglied notizführend bei</text:span><text:span text:style-name="T4">)</text:span></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DejaVu Sans1" svg:font-family="'DejaVu Sans'" style:font-family-generic="swiss"/>
    <style:font-face style:name="Courier New" svg:font-family="'Courier New'"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AR PL New Sung" svg:font-family="'AR PL New Sung'" style:font-family-generic="system"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de" fo:country="DE" style:letter-kerning="true" style:font-name-asian="AR PL New Sung"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AR PL New Sung"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Listenabsatz" style:family="paragraph" style:parent-style-name="Standard">
      <style:paragraph-properties fo:margin="100%" fo:margin-left="0.5in" fo:margin-right="0in" fo:margin-top="0in" fo:margin-bottom="0in" style:contextual-spacing="true" fo:text-indent="0in" style:auto-text-indent="false"/>
    </style:style>
    <style:style style:name="Numbering_20_Symbols" style:display-name="Numbering Symbols" style:family="text">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Predkiewicz</meta:initial-creator>
    <meta:creation-date>2012-09-25T21:35:00</meta:creation-date>
    <dc:date>2012-09-28T12:36:16.48</dc:date>
    <meta:editing-duration>PT33M22S</meta:editing-duration>
    <meta:editing-cycles>4</meta:editing-cycles>
    <meta:generator>LibreOffice/3.6$Windows_x86 LibreOffice_project/e29a214-2bbed72-0621de6-a97528c-8f066d</meta:generator>
    <meta:document-statistic meta:table-count="0" meta:image-count="0" meta:object-count="0" meta:page-count="4" meta:paragraph-count="47" meta:word-count="986" meta:character-count="7303" meta:non-whitespace-character-count="6357"/>
  </office:meta>
</office:document-meta>
</file>